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5000002E37B150AE9EA399631.png" manifest:media-type="image/png"/>
  <manifest:file-entry manifest:full-path="Pictures/1000000100000555000002E3F37CA4DD8EFF3780.png" manifest:media-type="image/png"/>
  <manifest:file-entry manifest:full-path="Pictures/1000000100000555000002E34AC20376EA8015ED.png" manifest:media-type="image/png"/>
  <manifest:file-entry manifest:full-path="Pictures/1000000100000555000002E34C479518764E5437.png" manifest:media-type="image/png"/>
  <manifest:file-entry manifest:full-path="Pictures/1000000100000555000002E300204ED11559BE2E.png" manifest:media-type="image/png"/>
  <manifest:file-entry manifest:full-path="Pictures/1000000100000555000002E3B89EA9EE81A359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56b" officeooo:paragraph-rsid="000ab56b"/>
    </style:style>
    <style:style style:name="P2" style:family="paragraph" style:parent-style-name="Standard">
      <style:text-properties officeooo:rsid="000c2af6" officeooo:paragraph-rsid="000c2af6"/>
    </style:style>
    <style:style style:name="P3" style:family="paragraph" style:parent-style-name="Standard">
      <style:text-properties officeooo:rsid="000dfc5a" officeooo:paragraph-rsid="000dfc5a"/>
    </style:style>
    <style:style style:name="T1" style:family="text">
      <style:text-properties officeooo:rsid="000c2af6"/>
    </style:style>
    <style:style style:name="T2" style:family="text">
      <style:text-properties officeooo:rsid="000dfc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x="0cm" svg:y="0.767cm" svg:width="17cm" svg:height="9.202cm" draw:z-index="0"><draw:image xlink:href="Pictures/1000000100000555000002E3B89EA9EE81A3595F.png" xlink:type="simple" xlink:show="embed" xlink:actuate="onLoad" draw:mime-type="image/png"/></draw:frame>1. Generate</text:p>
      <text:p text:style-name="Standard"/>
      <text:p text:style-name="Standard"><draw:frame draw:style-name="fr1" draw:name="Image2" text:anchor-type="char" svg:width="17cm" svg:height="9.202cm" draw:z-index="1"><draw:image xlink:href="Pictures/1000000100000555000002E300204ED11559BE2E.png" xlink:type="simple" xlink:show="embed" xlink:actuate="onLoad" draw:mime-type="image/png"/></draw:frame></text:p>
      <text:p text:style-name="Standard"/>
      <text:p text:style-name="P1">2. <text:span text:style-name="T1">Assign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x="0cm" svg:y="0.026cm" svg:width="17cm" svg:height="9.202cm" draw:z-index="2"><draw:image xlink:href="Pictures/1000000100000555000002E34C479518764E5437.png" xlink:type="simple" xlink:show="embed" xlink:actuate="onLoad" draw:mime-type="image/png"/></draw:frame><text:soft-page-break/></text:p>
      <text:p text:style-name="P2"><draw:frame draw:style-name="fr2" draw:name="Image4" text:anchor-type="char" svg:x="0cm" svg:y="0.794cm" svg:width="17cm" svg:height="9.202cm" draw:z-index="3"><draw:image xlink:href="Pictures/1000000100000555000002E34AC20376EA8015ED.png" xlink:type="simple" xlink:show="embed" xlink:actuate="onLoad" draw:mime-type="image/png"/></draw:frame>3. Keep Alive</text:p>
      <text:p text:style-name="P2"/>
      <text:p text:style-name="P2"/>
      <text:p text:style-name="P2">4. <text:span text:style-name="T2">Unblock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><draw:frame draw:style-name="fr2" draw:name="Image5" text:anchor-type="char" svg:x="0cm" svg:y="0.153cm" svg:width="17cm" svg:height="9.202cm" draw:z-index="4"><draw:image xlink:href="Pictures/1000000100000555000002E37B150AE9EA399631.png" xlink:type="simple" xlink:show="embed" xlink:actuate="onLoad" draw:mime-type="image/png"/></draw:frame></text:p>
      <text:p text:style-name="P3">5. Delete</text:p>
      <text:p text:style-name="P3"/>
      <text:p text:style-name="P3"><draw:frame draw:style-name="fr1" draw:name="Image6" text:anchor-type="char" svg:width="17cm" svg:height="9.202cm" draw:z-index="5"><draw:image xlink:href="Pictures/1000000100000555000002E3F37CA4DD8EFF37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32:34.926951376</meta:creation-date>
    <dc:date>2024-10-07T11:36:03.896666629</dc:date>
    <meta:editing-duration>PT33M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5" meta:word-count="11" meta:character-count="52" meta:non-whitespace-character-count="46"/>
  </office:meta>
</office:document-meta>
</file>